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ystem" style:font-pitch="variable"/>
    <style:font-face style:name="OpenSymbol" svg:font-family="OpenSymbol" style:font-charset="x-symbol"/>
    <style:font-face style:name="verdana" svg:font-family="verdana, 'Helvetica Neue', Helvetica, Arial, sans-serif"/>
  </office:font-face-decls>
  <office:automatic-styles>
    <style:style style:name="P1" style:family="paragraph" style:parent-style-name="Standard">
      <style:text-properties style:font-name="Liberation Serif" fo:font-size="12pt" fo:font-weight="bold" officeooo:rsid="000e88bd" officeooo:paragraph-rsid="000e88bd" style:font-name-asian="Liberation Serif" style:font-size-asian="12pt" style:font-weight-asian="bold" style:font-size-complex="12pt" style:font-weight-complex="bold"/>
    </style:style>
    <style:style style:name="P2" style:family="paragraph" style:parent-style-name="Standard">
      <style:text-properties style:font-name="Liberation Serif" fo:font-size="12pt" style:text-underline-style="solid" style:text-underline-width="auto" style:text-underline-color="font-color" fo:font-weight="bold" officeooo:rsid="000e88bd" officeooo:paragraph-rsid="000e88bd" style:font-name-asian="Liberation Serif" style:font-size-asian="12pt" style:font-weight-asian="bold" style:font-size-complex="12pt" style:font-weight-complex="bold"/>
    </style:style>
    <style:style style:name="P3" style:family="paragraph" style:parent-style-name="Standard">
      <style:text-properties style:font-name="Liberation Serif" fo:font-size="12pt" style:text-underline-style="solid" style:text-underline-width="auto" style:text-underline-color="font-color" fo:font-weight="bold" officeooo:rsid="00137eca" officeooo:paragraph-rsid="00137eca" style:font-name-asian="Liberation Serif" style:font-size-asian="12pt" style:font-weight-asian="bold" style:font-size-complex="12pt" style:font-weight-complex="bold"/>
    </style:style>
    <style:style style:name="P4" style:family="paragraph" style:parent-style-name="Standard">
      <style:text-properties style:font-name="Liberation Serif" fo:font-size="15pt" officeooo:rsid="000b182d" officeooo:paragraph-rsid="000b182d" style:font-name-asian="Liberation Serif" style:font-size-asian="15pt" style:font-size-complex="15pt"/>
    </style:style>
    <style:style style:name="P5" style:family="paragraph" style:parent-style-name="Standard">
      <style:text-properties style:font-name="Liberation Serif" fo:font-size="10pt" officeooo:rsid="000b182d" officeooo:paragraph-rsid="000b182d" style:font-name-asian="Liberation Serif" style:font-size-asian="10pt" style:font-size-complex="10pt"/>
    </style:style>
    <style:style style:name="P6" style:family="paragraph" style:parent-style-name="Standard" style:list-style-name="List_20_1">
      <style:text-properties style:font-name="Liberation Serif" fo:font-size="10pt" officeooo:rsid="000b182d" officeooo:paragraph-rsid="000b182d" style:font-name-asian="Liberation Serif" style:font-size-asian="10pt" style:font-size-complex="10pt"/>
    </style:style>
    <style:style style:name="P7" style:family="paragraph" style:parent-style-name="Standard">
      <style:text-properties style:font-name="Liberation Serif" fo:font-size="10pt" officeooo:rsid="000e88bd" officeooo:paragraph-rsid="000e88bd" style:font-name-asian="Liberation Serif" style:font-size-asian="10pt" style:font-size-complex="10pt"/>
    </style:style>
    <style:style style:name="P8" style:family="paragraph" style:parent-style-name="Standard" style:list-style-name="List_20_1">
      <style:text-properties style:font-name="Liberation Serif" fo:font-size="10pt" officeooo:rsid="000e88bd" officeooo:paragraph-rsid="000e88bd" style:font-name-asian="Liberation Serif" style:font-size-asian="10pt" style:font-size-complex="10pt"/>
    </style:style>
    <style:style style:name="P9" style:family="paragraph" style:parent-style-name="Standard" style:list-style-name="List_20_1">
      <style:text-properties style:font-name="Liberation Serif" fo:font-size="10pt" officeooo:rsid="000e88bd" officeooo:paragraph-rsid="0017183a" style:font-name-asian="Liberation Serif" style:font-size-asian="10pt" style:font-size-complex="10pt"/>
    </style:style>
    <style:style style:name="P10" style:family="paragraph" style:parent-style-name="Standard" style:list-style-name="List_20_1">
      <style:text-properties style:font-name="Liberation Serif" fo:font-size="10pt" officeooo:rsid="00121cbd" officeooo:paragraph-rsid="00121cbd" style:font-name-asian="Liberation Serif" style:font-size-asian="10pt" style:font-size-complex="10pt"/>
    </style:style>
    <style:style style:name="P11" style:family="paragraph" style:parent-style-name="Standard" style:list-style-name="List_20_1">
      <style:text-properties style:font-name="Liberation Serif" fo:font-size="10pt" officeooo:rsid="00121cbd" officeooo:paragraph-rsid="0017183a" style:font-name-asian="Liberation Serif" style:font-size-asian="10pt" style:font-size-complex="10pt"/>
    </style:style>
    <style:style style:name="P12" style:family="paragraph" style:parent-style-name="Standard">
      <style:text-properties style:font-name="Liberation Serif" fo:font-size="10pt" officeooo:rsid="0012ad34" officeooo:paragraph-rsid="0012ad34" style:font-name-asian="Liberation Serif" style:font-size-asian="10pt" style:font-size-complex="10pt"/>
    </style:style>
    <style:style style:name="P13" style:family="paragraph" style:parent-style-name="Standard" style:list-style-name="List_20_1">
      <style:text-properties style:font-name="Liberation Serif" fo:font-size="10pt" officeooo:rsid="0012ad34" officeooo:paragraph-rsid="0012ad34" style:font-name-asian="Liberation Serif" style:font-size-asian="10pt" style:font-size-complex="10pt"/>
    </style:style>
    <style:style style:name="P14" style:family="paragraph" style:parent-style-name="Standard" style:list-style-name="List_20_1">
      <style:text-properties style:font-name="Liberation Serif" fo:font-size="10pt" officeooo:rsid="0012ad34" officeooo:paragraph-rsid="0017183a" style:font-name-asian="Liberation Serif" style:font-size-asian="10pt" style:font-size-complex="10pt"/>
    </style:style>
    <style:style style:name="P15" style:family="paragraph" style:parent-style-name="Standard">
      <style:text-properties style:font-name="Liberation Serif" fo:font-size="10pt" officeooo:rsid="00137eca" officeooo:paragraph-rsid="00137eca" style:font-name-asian="Liberation Serif" style:font-size-asian="10pt" style:font-size-complex="10pt"/>
    </style:style>
    <style:style style:name="P16" style:family="paragraph" style:parent-style-name="Standard" style:list-style-name="L2">
      <style:text-properties style:font-name="Liberation Serif" fo:font-size="10pt" officeooo:rsid="00137eca" officeooo:paragraph-rsid="0017183a" style:font-name-asian="Liberation Serif" style:font-size-asian="10pt" style:font-size-complex="10pt"/>
    </style:style>
    <style:style style:name="P17" style:family="paragraph" style:parent-style-name="Standard" style:list-style-name="L2">
      <style:text-properties style:font-name="Liberation Serif" fo:font-size="10pt" officeooo:rsid="0014d143" officeooo:paragraph-rsid="0014d143" style:font-name-asian="Liberation Serif" style:font-size-asian="10pt" style:font-size-complex="10pt"/>
    </style:style>
    <style:style style:name="P18" style:family="paragraph" style:parent-style-name="Standard" style:list-style-name="L2">
      <style:text-properties style:font-name="Liberation Serif" fo:font-size="10pt" officeooo:paragraph-rsid="0017183a" style:font-name-asian="Liberation Serif" style:font-size-asian="10pt" style:font-size-complex="10pt"/>
    </style:style>
    <style:style style:name="P19" style:family="paragraph" style:parent-style-name="Standard" style:list-style-name="List_20_1">
      <style:text-properties style:font-name="Liberation Serif" fo:font-size="10pt" officeooo:rsid="0012ad34" officeooo:paragraph-rsid="0017183a" style:font-size-asian="10pt" style:font-size-complex="10pt"/>
    </style:style>
    <style:style style:name="P20" style:family="paragraph" style:parent-style-name="Standard">
      <style:text-properties fo:color="#77bc65" loext:opacity="100%" style:font-name="Liberation Serif" fo:font-size="12pt" fo:font-weight="bold" officeooo:rsid="000b182d" officeooo:paragraph-rsid="000b182d" style:font-name-asian="Liberation Serif" style:font-size-asian="12pt" style:font-weight-asian="bold" style:font-size-complex="12pt" style:font-weight-complex="bold"/>
    </style:style>
    <style:style style:name="P21" style:family="paragraph" style:parent-style-name="Standard">
      <style:text-properties officeooo:rsid="0012ad34" officeooo:paragraph-rsid="0012ad34"/>
    </style:style>
    <style:style style:name="P22" style:family="paragraph" style:parent-style-name="Standard">
      <style:text-properties officeooo:rsid="0014d143" officeooo:paragraph-rsid="0014d143"/>
    </style:style>
    <style:style style:name="P23" style:family="paragraph" style:parent-style-name="Standard" style:list-style-name="L2">
      <style:text-properties officeooo:rsid="0014d143" officeooo:paragraph-rsid="0014d143"/>
    </style:style>
    <style:style style:name="P24" style:family="paragraph" style:parent-style-name="Standard">
      <style:text-properties fo:font-size="10pt" officeooo:rsid="0012ad34" officeooo:paragraph-rsid="0012ad34" style:font-size-asian="10pt" style:font-size-complex="10pt"/>
    </style:style>
    <style:style style:name="P25" style:family="paragraph" style:parent-style-name="Standard" style:list-style-name="L3">
      <style:text-properties fo:font-size="10pt" officeooo:rsid="0012ad34" officeooo:paragraph-rsid="0012ad34" style:font-size-asian="10pt" style:font-size-complex="10pt"/>
    </style:style>
    <style:style style:name="P26" style:family="paragraph" style:parent-style-name="Standard" style:list-style-name="List_20_1">
      <style:text-properties fo:font-size="10pt" officeooo:rsid="0012ad34" officeooo:paragraph-rsid="0012ad34" style:font-size-asian="10pt" style:font-size-complex="10pt"/>
    </style:style>
    <style:style style:name="P27" style:family="paragraph" style:parent-style-name="Standard" style:list-style-name="List_20_1">
      <style:text-properties fo:font-size="10pt" officeooo:rsid="0018aead" officeooo:paragraph-rsid="0018aead" style:font-size-asian="10pt" style:font-size-complex="10pt"/>
    </style:style>
    <style:style style:name="P2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officeooo:rsid="00162be4" officeooo:paragraph-rsid="00162be4" loext:padding="0cm" loext:border="none"/>
    </style:style>
    <style:style style:name="P29"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paragraph-rsid="0014eceb" style:font-name-asian="Liberation Serif" style:font-size-asian="10pt" style:font-size-complex="10pt" loext:padding="0cm" loext:border="none"/>
    </style:style>
    <style:style style:name="P30"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paragraph-rsid="0017183a" style:font-name-asian="Liberation Serif" style:font-size-asian="10pt" style:font-size-complex="10pt" loext:padding="0cm" loext:border="none"/>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officeooo:rsid="00162be4" officeooo:paragraph-rsid="00162be4" style:font-name-asian="Liberation Serif" style:font-size-asian="10pt" style:font-size-complex="10pt" loext:padding="0cm" loext:border="none"/>
    </style:style>
    <style:style style:name="P32" style:family="paragraph" style:parent-style-name="Text_20_body" style:list-style-name="List_20_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162be4" officeooo:paragraph-rsid="00162be4" style:font-name-asian="Liberation Serif" style:font-size-asian="10pt" style:font-size-complex="10pt" loext:padding="0cm" loext:border="none"/>
    </style:style>
    <style:style style:name="P33" style:family="paragraph" style:parent-style-name="Text_20_body" style:list-style-name="List_20_1">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17183a" officeooo:paragraph-rsid="0017183a" style:font-name-asian="Liberation Serif" style:font-size-asian="10pt" style:font-size-complex="10pt"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62be4" officeooo:paragraph-rsid="00162be4" style:font-name-asian="Liberation Serif" style:font-size-asian="12pt" style:font-weight-asian="bold" style:font-size-complex="12pt" style:font-weight-complex="bold" loext:padding="0cm" loext:border="none"/>
    </style:style>
    <style:style style:name="T1" style:family="text">
      <style:text-properties officeooo:rsid="000b182d"/>
    </style:style>
    <style:style style:name="T2" style:family="text">
      <style:text-properties fo:font-variant="normal" fo:text-transform="none" fo:color="#000000" loext:opacity="100%" fo:letter-spacing="normal" fo:font-style="normal"/>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bb56b"/>
    </style:style>
    <style:style style:name="T5" style:family="text">
      <style:text-properties fo:font-variant="normal" fo:text-transform="none" fo:color="#000000" loext:opacity="100%" fo:letter-spacing="normal" fo:font-style="normal" fo:font-weight="normal" officeooo:rsid="000da208"/>
    </style:style>
    <style:style style:name="T6" style:family="text">
      <style:text-properties fo:font-variant="normal" fo:text-transform="none" fo:color="#000000" loext:opacity="100%" fo:letter-spacing="normal" fo:font-style="normal" fo:font-weight="normal" officeooo:rsid="00105b86"/>
    </style:style>
    <style:style style:name="T7" style:family="text">
      <style:text-properties fo:font-variant="normal" fo:text-transform="none" fo:color="#000000" loext:opacity="100%" fo:letter-spacing="normal" fo:font-style="normal" fo:font-weight="normal" officeooo:rsid="00121cbd"/>
    </style:style>
    <style:style style:name="T8" style:family="text">
      <style:text-properties fo:font-variant="normal" fo:text-transform="none" fo:color="#000000" loext:opacity="100%" fo:letter-spacing="normal" fo:font-style="normal" fo:font-weight="normal" officeooo:rsid="00129dd9"/>
    </style:style>
    <style:style style:name="T9" style:family="text">
      <style:text-properties fo:font-variant="normal" fo:text-transform="none" fo:color="#000000" loext:opacity="100%" fo:letter-spacing="normal" fo:font-style="normal" fo:font-weight="normal" officeooo:rsid="000b182d" loext:padding="0cm" loext:border="none"/>
    </style:style>
    <style:style style:name="T10" style:family="text">
      <style:text-properties fo:font-variant="normal" fo:text-transform="none" fo:color="#000000" loext:opacity="100%" fo:letter-spacing="normal" fo:font-style="normal" fo:font-weight="normal" style:font-name-asian="Liberation Serif"/>
    </style:style>
    <style:style style:name="T11" style:family="text">
      <style:text-properties fo:font-variant="normal" fo:text-transform="none" fo:color="#000000" loext:opacity="100%" fo:letter-spacing="normal" fo:font-style="normal" fo:font-weight="normal" officeooo:rsid="0014d143" loext:padding="0cm" loext:border="none"/>
    </style:style>
    <style:style style:name="T12" style:family="text">
      <style:text-properties fo:font-variant="normal" fo:text-transform="none" fo:color="#000000" loext:opacity="100%" fo:letter-spacing="normal" fo:font-style="normal" fo:font-weight="normal" loext:padding="0cm" loext:border="none"/>
    </style:style>
    <style:style style:name="T13" style:family="text">
      <style:text-properties fo:font-variant="normal" fo:text-transform="none" fo:color="#000000" loext:opacity="100%" fo:letter-spacing="normal" fo:font-style="normal" fo:font-weight="normal" officeooo:rsid="0017183a" loext:padding="0cm" loext:border="none"/>
    </style:style>
    <style:style style:name="T14" style:family="text">
      <style:text-properties fo:font-variant="normal" fo:text-transform="none" fo:color="#000000" loext:opacity="100%" fo:letter-spacing="normal" fo:font-style="normal" fo:font-weight="normal" officeooo:rsid="0014eceb" loext:padding="0cm" loext:border="none"/>
    </style:style>
    <style:style style:name="T15" style:family="text">
      <style:text-properties fo:font-variant="normal" fo:text-transform="none" fo:color="#000000" loext:opacity="100%" fo:letter-spacing="normal" fo:font-style="normal" officeooo:rsid="000da208"/>
    </style:style>
    <style:style style:name="T16" style:family="text">
      <style:text-properties fo:font-variant="normal" fo:text-transform="none" fo:color="#000000" loext:opacity="100%" fo:letter-spacing="normal" fo:font-style="normal" fo:font-weight="bold" style:font-weight-asian="bold" style:font-weight-complex="bold"/>
    </style:style>
    <style:style style:name="T17" style:family="text">
      <style:text-properties fo:font-variant="normal" fo:text-transform="none" fo:color="#000000" loext:opacity="100%" fo:letter-spacing="normal" fo:font-style="normal" fo:font-weight="bold" officeooo:rsid="00129dd9" style:font-weight-asian="bold" style:font-weight-complex="bold"/>
    </style:style>
    <style:style style:name="T18" style:family="text">
      <style:text-properties fo:font-variant="normal" fo:text-transform="none" fo:color="#000000" loext:opacity="100%" fo:letter-spacing="normal" fo:font-style="normal" style:text-underline-style="solid" style:text-underline-width="auto" style:text-underline-color="font-color" fo:font-weight="normal"/>
    </style:style>
    <style:style style:name="T19" style:family="text">
      <style:text-properties fo:font-variant="normal" fo:text-transform="none" fo:color="#000000" loext:opacity="100%" fo:letter-spacing="normal" fo:font-style="italic" fo:font-weight="normal" style:font-name-asian="Liberation Serif"/>
    </style:style>
    <style:style style:name="T20" style:family="text">
      <style:text-properties fo:font-variant="normal" fo:text-transform="none" fo:color="#000000" loext:opacity="100%" style:font-name="Liberation Serif" fo:letter-spacing="normal" fo:font-style="normal" fo:font-weight="normal"/>
    </style:style>
    <style:style style:name="T21" style:family="text">
      <style:text-properties fo:font-variant="normal" fo:text-transform="none" fo:color="#000000" loext:opacity="100%" style:font-name="Liberation Serif" fo:letter-spacing="normal" fo:font-style="normal" fo:font-weight="normal" officeooo:rsid="000b182d"/>
    </style:style>
    <style:style style:name="T22" style:family="text">
      <style:text-properties fo:font-variant="normal" fo:text-transform="none" fo:color="#000000" loext:opacity="100%" style:font-name="Liberation Serif" fo:letter-spacing="normal" fo:font-style="normal" fo:font-weight="normal" officeooo:rsid="0018aead"/>
    </style:style>
    <style:style style:name="T2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4" style:family="text">
      <style:text-properties fo:font-variant="normal" fo:text-transform="none" fo:color="#000000" loext:opacity="100%" style:font-name="Liberation Serif" fo:font-size="12pt" fo:letter-spacing="normal" fo:font-style="normal" fo:font-weight="normal" officeooo:rsid="000b182d" style:font-size-asian="12pt" style:font-size-complex="12pt"/>
    </style:style>
    <style:style style:name="T25" style:family="text">
      <style:text-properties fo:font-variant="normal" fo:text-transform="none" fo:color="#000000" loext:opacity="100%" style:font-name="Liberation Serif" fo:font-size="12pt" fo:letter-spacing="normal" fo:font-style="normal" fo:font-weight="normal" officeooo:rsid="0018aead" style:font-size-asian="12pt" style:font-size-complex="12pt"/>
    </style:style>
    <style:style style:name="T26" style:family="text">
      <style:text-properties fo:font-variant="normal" fo:text-transform="none" fo:color="#000000" loext:opacity="100%" style:font-name="Liberation Serif" fo:font-size="10pt" fo:letter-spacing="normal" fo:font-style="normal" fo:font-weight="normal" style:font-name-asian="Liberation Serif" style:font-size-asian="10pt" style:font-size-complex="10pt" loext:padding="0cm" loext:border="none"/>
    </style:style>
    <style:style style:name="T27"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0b182d" style:text-blinking="false" fo:background-color="#ffffff" loext:char-shading-value="0" style:font-size-asian="12pt" style:font-size-complex="12pt"/>
    </style:style>
    <style:style style:name="T28"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transparent" loext:char-shading-value="0" style:font-name-asian="Liberation Serif"/>
    </style:style>
    <style:style style:name="T29"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0b182d" style:text-blinking="false" fo:background-color="#ffffff" loext:char-shading-value="0" style:font-size-asian="12pt" style:font-size-complex="12pt"/>
    </style:style>
    <style:style style:name="T30" style:family="text">
      <style:text-properties fo:font-variant="normal" fo:text-transform="none" fo:color="#c9211e" loext:opacity="100%" fo:letter-spacing="normal" fo:font-style="normal" fo:font-weight="normal" officeooo:rsid="000da208"/>
    </style:style>
    <style:style style:name="T31" style:family="text">
      <style:text-properties fo:font-variant="normal" fo:text-transform="none" fo:letter-spacing="normal" fo:font-style="normal"/>
    </style:style>
    <style:style style:name="T32" style:family="text">
      <style:text-properties fo:font-variant="normal" fo:text-transform="none" fo:color="#77bc65" loext:opacity="100%" style:font-name="Liberation Serif" fo:font-size="12pt" fo:letter-spacing="normal" fo:font-style="normal" fo:font-weight="normal" officeooo:rsid="000b182d" style:font-size-asian="12pt" style:font-size-complex="12pt"/>
    </style:style>
    <style:style style:name="T33" style:family="text">
      <style:text-properties fo:font-variant="normal" fo:text-transform="none" fo:color="#77bc65" loext:opacity="100%" style:text-line-through-style="none" style:text-line-through-type="none" style:font-name="Liberation Serif" fo:font-size="12pt" fo:letter-spacing="normal" fo:font-style="normal" style:text-underline-style="none" fo:font-weight="normal" officeooo:rsid="000b182d" style:text-blinking="false" fo:background-color="#ffffff" loext:char-shading-value="0" style:font-size-asian="12pt" style:font-size-complex="12pt"/>
    </style:style>
    <style:style style:name="T34" style:family="text">
      <style:text-properties fo:font-variant="normal" fo:text-transform="none" fo:color="#47abd8" loext:opacity="100%" style:text-line-through-style="none" style:text-line-through-type="none" style:font-name="Liberation Serif" fo:font-size="10pt" fo:letter-spacing="normal" fo:font-style="normal" style:text-underline-style="none" fo:font-weight="bold" style:text-blinking="false" fo:background-color="transparent" loext:char-shading-value="0" style:font-name-asian="Liberation Serif" style:font-size-asian="10pt" style:font-size-complex="10pt" loext:padding="0cm" loext:border="none"/>
    </style:style>
    <style:style style:name="T35" style:family="text">
      <style:text-properties style:font-name="Liberation Serif"/>
    </style:style>
    <style:style style:name="T36" style:family="text">
      <style:text-properties style:font-name="Liberation Serif" fo:font-size="12pt" officeooo:rsid="000b182d" style:font-size-asian="12pt" style:font-size-complex="12pt"/>
    </style:style>
    <style:style style:name="T37" style:family="text">
      <style:text-properties style:font-name="Liberation Serif" fo:font-size="12pt" officeooo:rsid="00176ba3" style:font-size-asian="12pt" style:font-size-complex="12pt"/>
    </style:style>
    <style:style style:name="T38" style:family="text">
      <style:text-properties style:font-name="Liberation Serif" fo:font-size="10pt" style:font-name-asian="Liberation Serif" style:font-size-asian="10pt" style:font-size-complex="10pt"/>
    </style:style>
    <style:style style:name="T39" style:family="text">
      <style:text-properties style:font-name="Liberation Serif" officeooo:rsid="00176ba3"/>
    </style:style>
    <style:style style:name="T40" style:family="text">
      <style:text-properties fo:color="#77bc65" loext:opacity="100%" style:font-name="Liberation Serif" fo:font-size="12pt" officeooo:rsid="000b182d" style:font-size-asian="12pt" style:font-size-complex="12pt"/>
    </style:style>
    <style:style style:name="T41" style:family="text">
      <style:text-properties officeooo:rsid="0014d143"/>
    </style:style>
    <style:style style:name="T42" style:family="text">
      <style:text-properties fo:font-style="italic"/>
    </style:style>
    <style:style style:name="T43" style:family="text">
      <style:text-properties style:font-size-asian="12pt" style:font-size-complex="12pt"/>
    </style:style>
    <style:style style:name="T44" style:family="text">
      <style:text-properties officeooo:rsid="00162be4"/>
    </style:style>
    <style:style style:name="T45" style:family="text">
      <style:text-properties officeooo:rsid="0017183a"/>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LL3 – Aufgabe 45</text:p>
      <text:p text:style-name="P5"/>
      <text:p text:style-name="P20"><text:span text:style-name="T31">Was war für Sie neu? Was haben Sie dazugelernt?</text:span></text:p>
      <text:p text:style-name="P5"><text:span text:style-name="T3"/></text:p>
      <text:list xml:id="list557099233" text:style-name="List_20_1">
        <text:list-item>
          <text:p text:style-name="P6"><text:span text:style-name="T4">Autosemantika (Wörter die Dinge der Wirklichkeit repräsentieren z.B. Blume)</text:span></text:p>
        </text:list-item>
        <text:list-item>
          <text:p text:style-name="P6"><text:span text:style-name="T5">Synsemantika (Wort, welches seine Bedeutung durch das Zusammenspiel mit anderen Wörtern erhält z.B. Artikel ...auf </text:span><text:span text:style-name="T30">der</text:span><text:span text:style-name="T5"> Wiese)</text:span></text:p>
        </text:list-item>
        <text:list-item>
          <text:p text:style-name="P6"><text:span text:style-name="T5">kulturspezifische Geprägtheit Bedeutung (z.B. Baum)</text:span></text:p>
        </text:list-item>
      </text:list>
      <text:p text:style-name="P5"><text:span text:style-name="T5"/></text:p>
      <text:p text:style-name="P5"><text:span text:style-name="T5"/></text:p>
      <text:p text:style-name="P2"><text:span text:style-name="T15">S</text:span><text:span text:style-name="T2">ubstantive</text:span></text:p>
      <text:p text:style-name="P1"><text:span text:style-name="T2"/></text:p>
      <text:list xml:id="list105753430001381" text:continue-numbering="true" text:style-name="List_20_1">
        <text:list-item>
          <text:p text:style-name="P8"><text:span text:style-name="T3">Bedeutungsklassen: Gattungsnamen, Stoffsubstantive, Eigennamen</text:span></text:p>
          <text:list>
            <text:list-item>
              <text:list>
                <text:list-header>
                  <text:p text:style-name="P8"><text:span text:style-name="T3"/></text:p>
                </text:list-header>
                <text:list-item>
                  <text:p text:style-name="P9"><text:span text:style-name="T3">Gattungsnamen:</text:span></text:p>
                  <text:list>
                    <text:list-item>
                      <text:list>
                        <text:list-item>
                          <text:p text:style-name="P9"><text:span text:style-name="T3">Ober-und Unterbegriffe, Teile vom Ganzen, demselben Kontext zugehörig</text:span></text:p>
                        </text:list-item>
                        <text:list-item>
                          <text:p text:style-name="P9"><text:span text:style-name="T3">Wortschatzerwerb durch Zuordnung der Wörter zu Gruppen</text:span></text:p>
                        </text:list-item>
                        <text:list-item>
                          <text:p text:style-name="P9"><text:span text:style-name="T3">Wenn ausgedrückt werden soll, dass es sich um die Gattung handelt: Nominalphrase ohne Artikel (z.B. Kamele haben zwei Höcker)</text:span></text:p>
                        </text:list-item>
                      </text:list>
                    </text:list-item>
                  </text:list>
                  <text:p text:style-name="P8"><text:span text:style-name="T3"/></text:p>
                </text:list-item>
                <text:list-item>
                  <text:p text:style-name="P9"><text:span text:style-name="T3">Stoffsubstantive:</text:span></text:p>
                  <text:list>
                    <text:list-item>
                      <text:list>
                        <text:list-item>
                          <text:p text:style-name="P9"><text:span text:style-name="T6">benennen Grundsubstanzen und Materialien</text:span></text:p>
                        </text:list-item>
                        <text:list-item>
                          <text:p text:style-name="P9"><text:span text:style-name="T7">formale Eigenschaften:</text:span></text:p>
                          <text:list>
                            <text:list-item>
                              <text:list>
                                <text:list-item>
                                  <text:p text:style-name="P9"><text:span text:style-name="T7">im Singular: ohne Artikelwort, ohne Kasusmarkierung, mit Kasusmarkierung am Adjektiv</text:span></text:p>
                                </text:list-item>
                                <text:list-item>
                                  <text:p text:style-name="P9"><text:span text:style-name="T7">Plural: nur verwendet wenn <text:s/>verschiedene Unterarten genannt werden</text:span></text:p>
                                </text:list-item>
                              </text:list>
                            </text:list-item>
                          </text:list>
                        </text:list-item>
                      </text:list>
                    </text:list-item>
                  </text:list>
                </text:list-item>
              </text:list>
            </text:list-item>
          </text:list>
        </text:list-item>
      </text:list>
      <text:p text:style-name="P7"><text:span text:style-name="T3"/></text:p>
      <text:list xml:id="list105755012309887" text:continue-numbering="true" text:style-name="List_20_1">
        <text:list-item>
          <text:list>
            <text:list-item>
              <text:list>
                <text:list-item>
                  <text:p text:style-name="P11"><text:span text:style-name="T4">E</text:span><text:span text:style-name="T3">igennamen:</text:span></text:p>
                  <text:list>
                    <text:list-item>
                      <text:list>
                        <text:list-item>
                          <text:p text:style-name="P11"><text:span text:style-name="T3"><text:s/></text:span><text:span text:style-name="T8">benötigen keinen Artikel</text:span></text:p>
                        </text:list-item>
                        <text:list-item>
                          <text:p text:style-name="P11"><text:span text:style-name="T8">Ausnahmen: Vorstellung einer Person („Ich bin die Britta“), Person ist unbekannt, und dies soll verdeutlicht werden („Da ist eine Britta am Telefon“)</text:span></text:p>
                        </text:list-item>
                      </text:list>
                    </text:list-item>
                  </text:list>
                </text:list-item>
              </text:list>
            </text:list-item>
          </text:list>
          <text:p text:style-name="P10"><text:span text:style-name="T8"/></text:p>
        </text:list-item>
        <text:list-item>
          <text:p text:style-name="P13"><text:span text:style-name="T17">F</text:span><text:span text:style-name="T16">lexion der Substantive </text:span><text:span text:style-name="T3">= Substantive werden markiert um Genus, Numerus und Kasus anzuzeigen.</text:span></text:p>
          <text:p text:style-name="P13"><text:span text:style-name="T3"/></text:p>
          <text:list>
            <text:list-item>
              <text:list>
                <text:list-item>
                  <text:p text:style-name="P13"><text:span text:style-name="T18">Genus</text:span></text:p>
                  <text:p text:style-name="P13"><text:span text:style-name="T18"/></text:p>
                  <text:list>
                    <text:list-item>
                      <text:list>
                        <text:list-item>
                          <text:p text:style-name="P14"><text:span text:style-name="T3">Genuszuweisung:</text:span></text:p>
                          <text:list>
                            <text:list-item>
                              <text:list>
                                <text:list-item>
                                  <text:p text:style-name="P19"><text:span text:style-name="T10">In einigen Fällen <text:s/>stimmt das grammatische Geschlecht einer Gruppe auch mit deren Unterbegriffen im Genus überein, z.B. sind alle Substantive der Gruppe Monat ebenfalls maskulin</text:span></text:p>
                                </text:list-item>
                                <text:list-item>
                                  <text:p text:style-name="P19"><text:span text:style-name="T10">Eine Reihe von Substantiven bekommt ihr </text:span><text:a xlink:type="simple" xlink:href="https://lernen.goethe.de/moodle/mod/glossary/showentry.php?eid=1861575&amp;displayformat=dictionary" text:style-name="Internet_20_link" text:visited-style-name="Visited_20_Internet_20_Link">Genus</text:a><text:span text:style-name="T28"> </text:span><text:span text:style-name="T10">aufgrund bestimmter morphologischer Merkmale, z.B. durch Suffixe wie -</text:span><text:span text:style-name="T19">heit </text:span><text:span text:style-name="T10">für feminin, -</text:span><text:span text:style-name="T19">lein </text:span><text:span text:style-name="T10">für neutrum und -</text:span><text:span text:style-name="T19">er </text:span><text:span text:style-name="T10">für maskulin.</text:span></text:p>
                                </text:list-item>
                                <text:list-item>
                                  <text:p text:style-name="P19"><text:span text:style-name="T10">Mehrheit der Substantive: abriträre Genuszuweisung</text:span></text:p>
                                </text:list-item>
                                <text:list-item>
                                  <text:p text:style-name="P19"><text:span text:style-name="T10">Regeln zur Memorierung: bestimmte Endungen sind meistens m/f/n</text:span></text:p>
                                  <text:p text:style-name="P19"><text:span text:style-name="T10"/></text:p>
                                </text:list-item>
                              </text:list>
                            </text:list-item>
                          </text:list>
                        </text:list-item>
                        <text:list-item>
                          <text:p text:style-name="P19"><text:span text:style-name="T10">Prinzip der Monoflexion: Genusmarkierung in Nominalphrasen ist am Artikel oder Adjektiv erkennbar</text:span></text:p>
                        </text:list-item>
                        <text:list-item>
                          <text:p text:style-name="P13"><text:span text:style-name="T3">Genus markiert Nominalphrasen → hilft Zusammenhänge zu erkennen</text:span></text:p>
                        </text:list-item>
                        <text:list-item>
                          <text:p text:style-name="P13"><text:span text:style-name="T3"><text:s/>Lernhilfen: Genus farblich kennzeichnen, Wörter in Bildgeschichten verknüpfen,Darstellung von Regeln im Klassenzimmer</text:span></text:p>
                        </text:list-item>
                      </text:list>
                    </text:list-item>
                  </text:list>
                </text:list-item>
              </text:list>
            </text:list-item>
          </text:list>
        </text:list-item>
      </text:list>
      <text:p text:style-name="P12"/>
      <text:p text:style-name="P12"/>
      <text:p text:style-name="P3"><text:span text:style-name="T1">V</text:span>erben</text:p>
      <text:p text:style-name="P15"/>
      <text:list xml:id="list485046288" text:style-name="L2">
        <text:list-item>
          <text:p text:style-name="P16">Leistungen des Verbs: </text:p>
          <text:list>
            <text:list-item>
              <text:list>
                <text:list-item>
                  <text:p text:style-name="P16">Person: <text:span text:style-name="T41">wer ist am Vorgang beteiligt?</text:span></text:p>
                </text:list-item>
                <text:list-item>
                  <text:p text:style-name="P16">Numerus <text:span text:style-name="T41">(Singular, Plural)</text:span>: <text:span text:style-name="T41">wie viele Personen?</text:span></text:p>
                </text:list-item>
                <text:list-item>
                  <text:p text:style-name="P16">Tempus <text:span text:style-name="T41">(</text:span><text:span text:style-name="T11">Präsens, Präteritum, Perfekt, Plusquamperfekt, Futur 1, Futur 2) </text:span>: <text:span text:style-name="T41">Wann?</text:span></text:p>
                </text:list-item>
                <text:list-item>
                  <text:p text:style-name="P16">Modus <text:span text:style-name="T41">(Indikativ, Konjungktiv)</text:span>: Wirklichkeit/Wunsch/Wille/Vorstellungen</text:p>
                </text:list-item>
                <text:list-item>
                  <text:p text:style-name="P16">Genus Verbi <text:span text:style-name="T41">(Aktiv, Passiv)</text:span>: <text:span text:style-name="T41">steht der Verursacher oder das Geschehen im Vordergrund?</text:span></text:p>
                </text:list-item>
                <text:list-item>
                  <text:p text:style-name="P16"/>
                </text:list-item>
              </text:list>
            </text:list-item>
          </text:list>
        </text:list-item>
        <text:list-item>
          <text:p text:style-name="P23"><text:span text:style-name="T38">Valenz = </text:span><text:span text:style-name="T26">Fähigkeit von Verben, andere Satzelemente, vor allem </text:span><text:a xlink:type="simple" xlink:href="https://lernen.goethe.de/moodle/mod/glossary/showentry.php?eid=1861560&amp;displayformat=dictionary" text:style-name="Internet_20_link" text:visited-style-name="Visited_20_Internet_20_Link">Ergänzungen</text:a><text:span text:style-name="T34"> </text:span><text:span text:style-name="T26">(Akkusativ-, Dativ-, Präpositionalergänzung), an sich zu binden. </text:span></text:p>
          <text:p text:style-name="P17"><text:span text:style-name="T9"/></text:p>
        </text:list-item>
        <text:list-item>
          <text:p text:style-name="P18"><text:soft-page-break/><text:span text:style-name="T9">U</text:span><text:span text:style-name="T14">nterteilung in Vollverben (z.B. spielen, arbeiten), Hilfsverben (sein, haben), Modalverben (z.B. wollen, können)</text:span></text:p>
        </text:list-item>
        <text:list-item>
          <text:p text:style-name="P18"><text:span text:style-name="T13">Unterteilung </text:span><text:span text:style-name="T12">ach morphologischen Kriterien, z.B. wie Vergangenheitsformen gebildet werden, teilt man Verben in folgende Klassen ein:</text:span></text:p>
        </text:list-item>
      </text:list>
      <text:list xml:id="list247113443" text:style-name="L1">
        <text:list-item>
          <text:list>
            <text:list-item>
              <text:p text:style-name="P29">reflexive Verben, (z.B. <text:span text:style-name="T42">sich wundern </text:span>usw.),</text:p>
            </text:list-item>
            <text:list-item>
              <text:p text:style-name="P29">starke Verben (z.B. <text:span text:style-name="T42">fahren, rufen </text:span>usw.),</text:p>
            </text:list-item>
            <text:list-item>
              <text:p text:style-name="P29">schwache Verben (z.B. <text:span text:style-name="T42">wohnen, arbeiten </text:span>usw.),</text:p>
            </text:list-item>
            <text:list-item>
              <text:p text:style-name="P29">regelmäßige und unregelmäßige schwache Verben (z.B <text:span text:style-name="T42">denken, bringen </text:span>usw.),</text:p>
            </text:list-item>
            <text:list-item>
              <text:p text:style-name="P30">trennbare Verben (z.B. <text:span text:style-name="T42">einkaufen,anrufen </text:span>usw.)</text:p>
              <text:p text:style-name="P30"/>
            </text:list-item>
          </text:list>
        </text:list-item>
        <text:list-item>
          <text:p text:style-name="P30"><text:bookmark text:name="AbGrundtext Kopie 27"/>Die Unterscheidung in starke, regelmäßige und unregelmäßige schwache Verben sowie in trennbaren Verben wird unter anderem bei der Tempusmarkierung durch das Verb relevant.</text:p>
        </text:list-item>
        <text:list-item>
          <text:p text:style-name="P30"><text:span text:style-name="T44">Die Funktion des Passivs im Deutschen ist vielfältig und unterscheidet sich von anderen Sprachen (z.B. Englisch)</text:span></text:p>
        </text:list-item>
        <text:list-item>
          <text:p text:style-name="P30"><text:span text:style-name="T44">Das Konzepts des Konjunktivs existiert in vielen Sprachen nicht und kann daher herausfordernd sein.</text:span></text:p>
        </text:list-item>
      </text:list>
      <text:p text:style-name="P31"/>
      <text:p text:style-name="P31"/>
      <text:p text:style-name="P34">Präpositionen</text:p>
      <text:p text:style-name="P31"/>
      <text:p text:style-name="P31">→ <text:span text:style-name="T45">drücken die Relation von Objekten (Personen oder Dingen) aus, räumlich oder zeitlich</text:span></text:p>
      <text:p text:style-name="P31"/>
      <text:list xml:id="list105754505338957" text:continue-list="list105755012309887" text:style-name="List_20_1">
        <text:list-item>
          <text:p text:style-name="P33">lokale Präpositionen:</text:p>
          <text:list>
            <text:list-item>
              <text:list>
                <text:list-item>
                  <text:p text:style-name="P33">Wo + Akk</text:p>
                </text:list-item>
                <text:list-item>
                  <text:p text:style-name="P33">Wohin + Dat</text:p>
                </text:list-item>
              </text:list>
            </text:list-item>
          </text:list>
          <text:p text:style-name="P32"/>
        </text:list-item>
        <text:list-item>
          <text:p text:style-name="P33">Zur Memorierung sind Illustrationen oder Pantomimen hilfreich</text:p>
        </text:list-item>
        <text:list-item>
          <text:p text:style-name="P33">Bei Präpositionalphrasen ohne inhaltliche Bedeutung ist es sinnvoll, diese als formelhafte Wendung zu erwerben.</text:p>
        </text:list-item>
      </text:list>
      <text:p text:style-name="P28"><text:span text:style-name="T43"><text:tab/></text:span></text:p>
      <text:p text:style-name="P22"><text:span text:style-name="T36"><text:line-break/></text:span><text:span text:style-name="T32">Welchen Nutzen sehen Sie darin, Form und Funktion des </text:span><text:a xlink:type="simple" xlink:href="https://lernen.goethe.de/moodle/mod/glossary/showentry.php?eid=1861575&amp;displayformat=dictionary" text:style-name="Internet_20_link" text:visited-style-name="Visited_20_Internet_20_Link">Genus</text:a><text:span text:style-name="T33"> </text:span><text:span text:style-name="T32">genauer zu betrachten und diese bei der Vermittlung für die Lernenden transparent zu machen?</text:span></text:p>
      <text:p text:style-name="P24"><text:span text:style-name="T21"/></text:p>
      <text:list xml:id="list1389474016" text:style-name="L3">
        <text:list-item>
          <text:p text:style-name="P25"><text:span text:style-name="T22">Der </text:span><text:span text:style-name="T20">Genus hat nicht vorrangig eine semantische Funktion, sondern hilft Zusammenhänge innerhalb von Nominalphrasen oder Sätzen zu erkennen. Es ist wichtig, dass den Lernenden diese Funktion bewusst wird, sodass sie in langen verschachtelten Sätzen die zusammengehörigen kommunikativen Einheiten erkennen.</text:span></text:p>
        </text:list-item>
        <text:list-item>
          <text:p text:style-name="P25"><text:span text:style-name="T22">D</text:span><text:span text:style-name="T20">er Genus zeigt außerdem an, wie Nomen und Pronomen zusammenhängen, sprich auf welches vorangegangenes Nomen sich ein Pronomen bezieht</text:span></text:p>
        </text:list-item>
      </text:list>
      <text:p text:style-name="P21"><text:span text:style-name="T36"/></text:p>
      <text:p text:style-name="P21"><text:span text:style-name="T36"><text:line-break/></text:span><text:span text:style-name="T32">Welchen Nutzen sehen Sie darin, Form und Funktion von </text:span><text:a xlink:type="simple" xlink:href="https://lernen.goethe.de/moodle/mod/glossary/showentry.php?eid=1861692&amp;displayformat=dictionary" text:style-name="Internet_20_link" text:visited-style-name="Visited_20_Internet_20_Link"><text:span text:style-name="T33">Tempus</text:span></text:a><text:span text:style-name="T32">, </text:span><text:a xlink:type="simple" xlink:href="https://lernen.goethe.de/moodle/mod/glossary/showentry.php?eid=1861626&amp;displayformat=dictionary" text:style-name="Internet_20_link" text:visited-style-name="Visited_20_Internet_20_Link"><text:span text:style-name="T33">Modus</text:span></text:a><text:span text:style-name="T32">, </text:span><text:a xlink:type="simple" xlink:href="https://lernen.goethe.de/moodle/mod/glossary/showentry.php?eid=1861578&amp;displayformat=dictionary" text:style-name="Internet_20_link" text:visited-style-name="Visited_20_Internet_20_Link">Genus Verbi</text:a><text:span text:style-name="T33"> </text:span><text:span text:style-name="T32">usw. genauer zu betrachten und diese bei der Vermittlung für die Lernenden transparent zu machen?</text:span></text:p>
      <text:p text:style-name="P21"><text:span text:style-name="T24"/></text:p>
      <text:p text:style-name="P24"><text:span text:style-name="T22">Ein tiefreichendes Verständnis von Tempus, Modus und Genus Verbi ist wichtig, damit die Lernenden in Gesprächssituationen die Verbform passend wählen und korrekt konjugieren. Die Funktionen von Tempus, Modus und Genus Verbi sind komplex und schwer greifbar. Es ist wichtig, dass die Lernenden nach und nach ein Gespür für die Funktionen entwickeln. Weiterhin ist es sinnvoll, gebräuchliche Ausdrücke als formelhafte Wendungen zu erwerben.</text:span></text:p>
      <text:p text:style-name="P21"><text:span text:style-name="T36"><text:line-break/></text:span><text:span text:style-name="T40"><text:line-break/></text:span><text:span text:style-name="T32">Welche neuen Anregungen für die Vermittlung im Unterricht haben Sie erhalten?</text:span><text:span text:style-name="T40"> </text:span></text:p>
      <text:p text:style-name="P21"><text:span text:style-name="T36"/></text:p>
      <text:list xml:id="list105754948518509" text:continue-list="list105754505338957" text:style-name="List_20_1">
        <text:list-item>
          <text:p text:style-name="P26"><text:span text:style-name="T39">Methoden zur Vermittlung und Memorierung von lokalen Präpositionen: Verbildlichungen, Zuordnungen von Text und Abbildung, Wortkarten legen, reale Gegenstände nutzen und die Position beschreiben lassen</text:span></text:p>
        </text:list-item>
        <text:list-item>
          <text:p text:style-name="P26"><text:span text:style-name="T39">reflexive Verben: Einführung durch pantomimische Darstellung und Erraten mithilfe eines Wörterbuchs</text:span></text:p>
        </text:list-item>
        <text:list-item>
          <text:p text:style-name="P27"><text:span text:style-name="T39">R</text:span><text:span text:style-name="T35">egeln gemeinsam erarbeiten und im Klassenzimmer aufhängen, sodass während des Unterichts, ohne den Schüler zu unterbrechen, auf grammatikalische Fehler hingewiesen werden kan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ystem" style:font-pitch="variable"/>
    <style:font-face style:name="OpenSymbol" svg:font-family="OpenSymbol" style:font-charset="x-symbol"/>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algun Gothic" style:font-size-asian="10.5pt" style:language-asian="ko" style:country-asian="KR"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Malgun Gothic" style:font-size-asian="10.5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algun Gothic" style:font-family-asian="'Malgun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0T05:26:19.653000000</meta:creation-date>
    <dc:date>2023-07-10T10:57:53.181000000</dc:date>
    <meta:editing-duration>PT5H31M27S</meta:editing-duration>
    <meta:editing-cycles>16</meta:editing-cycles>
    <meta:generator>LibreOffice/7.5.3.2$Windows_X86_64 LibreOffice_project/9f56dff12ba03b9acd7730a5a481eea045e468f3</meta:generator>
    <meta:document-statistic meta:table-count="0" meta:image-count="0" meta:object-count="0" meta:page-count="2" meta:paragraph-count="74" meta:word-count="764" meta:character-count="5416" meta:non-whitespace-character-count="4765"/>
  </office:meta>
</office:document-meta>
</file>